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ans timer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portable : i7-3720QM / NVS 5200M</text:p>
          </table:table-cell>
          <table:covered-table-cell table:number-columns-repeated="5" table:style-name="ce2"/>
          <table:covered-table-cell table:number-columns-repeated="5" table:style-name="ce5"/>
          <table: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1.34116" calcext:value-type="float">
            <text:p>1,341</text:p>
          </table:table-cell>
          <table:table-cell table:style-name="ce6" office:value-type="float" office:value="9.61635" calcext:value-type="float">
            <text:p>9,616</text:p>
          </table:table-cell>
          <table:table-cell table:style-name="ce7" table:formula="of:=IF([.C5]&lt;[.B5];ROUND([.B5]/[.C5]);&quot;1/&quot;&amp;ROUND([.C5]/[.B5]))" office:value-type="string" office:string-value="1/7" calcext:value-type="string">
            <text:p>1/7</text:p>
          </table:table-cell>
          <table:table-cell table:style-name="ce6" office:value-type="float" office:value="2.91079" calcext:value-type="float">
            <text:p>2,911</text:p>
          </table:table-cell>
          <table:table-cell table:style-name="ce6" office:value-type="float" office:value="18.2953" calcext:value-type="float">
            <text:p>18,295</text:p>
          </table:table-cell>
          <table:table-cell table:style-name="ce7" table:formula="of:=IF([.F5]&lt;[.E5];ROUND([.E5]/[.F5]);&quot;1/&quot;&amp;ROUND([.F5]/[.E5]))" office:value-type="string" office:string-value="1/6" calcext:value-type="string">
            <text:p>1/6</text:p>
          </table:table-cell>
          <table:table-cell table:style-name="ce6" office:value-type="float" office:value="554.057" calcext:value-type="float">
            <text:p>554,057</text:p>
          </table:table-cell>
          <table:table-cell table:style-name="ce6" office:value-type="float" office:value="261.883" calcext:value-type="float">
            <text:p>261,883</text:p>
          </table:table-cell>
          <table:table-cell table:style-name="ce7" table:formula="of:=IF([.I5]&lt;[.H5];ROUND([.H5]/[.I5]);&quot;1/&quot;&amp;ROUND([.I5]/[.H5]))" office:value-type="float" office:value="2" calcext:value-type="float">
            <text:p>2</text:p>
          </table:table-cell>
          <table:table-cell table:style-name="ce6" office:value-type="float" office:value="886.501" calcext:value-type="float">
            <text:p>886,501</text:p>
          </table:table-cell>
          <table:table-cell table:style-name="ce6" office:value-type="float" office:value="1097.79" calcext:value-type="float">
            <text:p>1097,790</text:p>
          </table:table-cell>
          <table:table-cell table:style-name="ce7" table:formula="of:=IF([.L5]&lt;[.K5];ROUND([.K5]/[.L5]);&quot;1/&quot;&amp;ROUND([.L5]/[.K5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9401.572265625" calcext:value-type="float">
            <text:p>9401,572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/>
          <table:table-cell table:style-name="ce6" office:value-type="float" office:value="9401.56245864715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/>
          <table:table-cell table:style-name="ce6" office:value-type="float" office:value="22446.876953125" calcext:value-type="float">
            <text:p>22446,877</text:p>
          </table:table-cell>
          <table:table-cell table:style-name="ce6" office:value-type="float" office:value="22373.48046875" calcext:value-type="float">
            <text:p>22373,480</text:p>
          </table:table-cell>
          <table:table-cell table:style-name="ce7"/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8" calcext:value-type="float">
            <text:p>22480,338</text:p>
          </table:table-cell>
          <table:table-cell table:style-name="ce7"/>
          <table:table-cell table:style-name="ce8" table:number-columns-repeated="2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7-47-34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8-06-14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7-33-26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7-38-04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7-47-52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8-06-17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7-33-36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7-38-05_plombier.irisa.fr_tgautrai_CPU.lo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ordi Adrien : E5-1603 v3 / Quadro K2200</text:p>
          </table:table-cell>
          <table:covered-table-cell table:number-columns-repeated="10" table:style-name="ce2"/>
          <table:table-cell table:style-name="ce2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0.793047" calcext:value-type="float">
            <text:p>0,793</text:p>
          </table:table-cell>
          <table:table-cell table:style-name="ce6" office:value-type="float" office:value="12.2848" calcext:value-type="float">
            <text:p>12,285</text:p>
          </table:table-cell>
          <table:table-cell table:style-name="ce7" table:formula="of:=IF([.C22]&lt;[.B22];ROUND([.B22]/[.C22]);&quot;1/&quot;&amp;ROUND([.C22]/[.B22]))" office:value-type="string" office:string-value="1/15" calcext:value-type="string">
            <text:p>1/15</text:p>
          </table:table-cell>
          <table:table-cell table:style-name="ce6" office:value-type="float" office:value="1.07951" calcext:value-type="float">
            <text:p>1,080</text:p>
          </table:table-cell>
          <table:table-cell table:style-name="ce6" office:value-type="float" office:value="24.7694" calcext:value-type="float">
            <text:p>24,769</text:p>
          </table:table-cell>
          <table:table-cell table:style-name="ce7" table:formula="of:=IF([.F22]&lt;[.E22];ROUND([.E22]/[.F22]);&quot;1/&quot;&amp;ROUND([.F22]/[.E22]))" office:value-type="string" office:string-value="1/23" calcext:value-type="string">
            <text:p>1/23</text:p>
          </table:table-cell>
          <table:table-cell table:style-name="ce6" office:value-type="float" office:value="315.292" calcext:value-type="float">
            <text:p>315,292</text:p>
          </table:table-cell>
          <table:table-cell table:style-name="ce6" office:value-type="float" office:value="163.291" calcext:value-type="float">
            <text:p>163,291</text:p>
          </table:table-cell>
          <table:table-cell table:style-name="ce7" table:formula="of:=IF([.I22]&lt;[.H22];ROUND([.H22]/[.I22]);&quot;1/&quot;&amp;ROUND([.I22]/[.H22]))" office:value-type="float" office:value="2" calcext:value-type="float">
            <text:p>2</text:p>
          </table:table-cell>
          <table:table-cell table:style-name="ce6" office:value-type="float" office:value="543.289" calcext:value-type="float">
            <text:p>543,289</text:p>
          </table:table-cell>
          <table:table-cell table:style-name="ce6" office:value-type="float" office:value="545.807" calcext:value-type="float">
            <text:p>545,807</text:p>
          </table:table-cell>
          <table:table-cell table:style-name="ce7" table:formula="of:=IF([.L22]&lt;[.K22];ROUND([.K22]/[.L22]);&quot;1/&quot;&amp;ROUND([.L22]/[.K22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9401.576171875" calcext:value-type="float">
            <text:p>9401,576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/>
          <table:table-cell table:style-name="ce6" office:value-type="float" office:value="9401.56245864716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/>
          <table:table-cell table:style-name="ce6" office:value-type="float" office:value="22408.869140625" calcext:value-type="float">
            <text:p>22408,869</text:p>
          </table:table-cell>
          <table:table-cell table:style-name="ce6" office:value-type="float" office:value="22332.1015625" calcext:value-type="float">
            <text:p>22332,102</text:p>
          </table:table-cell>
          <table:table-cell table:style-name="ce7"/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79" calcext:value-type="float">
            <text:p>22480,338</text:p>
          </table:table-cell>
          <table:table-cell table:style-name="ce7"/>
          <table:table-cell table:style-name="ce8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faust_hier_double_2016-03-15_15-49-55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5-59-31_cormier.irisa.fr_aleman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5-41-07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5-44-12_cormier.irisa.fr_aleman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5-50-23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5-59-32_cormier.irisa.fr_aleman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5-41-22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5-44-13_cormier.irisa.fr_aleman_CPU.lo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igrida-yupana : E5-2650 v2 / Quadro K6000</text:p>
          </table:table-cell>
          <table:covered-table-cell table:number-columns-repeated="10" table:style-name="ce2"/>
          <table:table-cell table:style-name="ce2"/>
          <table:table-cell table:number-columns-repeated="1011"/>
        </table:table-row>
        <table:table-row table:style-name="ro1">
          <table:covered-table-cell table:style-name="ce5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number-columns-repeated="1011"/>
        </table:table-row>
        <table:table-row table:style-name="ro1">
          <table:covered-table-cell table:style-name="ce5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number-columns-repeated="1011"/>
        </table:table-row>
        <table:table-row table:style-name="ro1">
          <table:covered-table-cell table:style-name="ce5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5.36948" calcext:value-type="float">
            <text:p>5,369</text:p>
          </table:table-cell>
          <table:table-cell table:style-name="ce6" office:value-type="float" office:value="16.2338" calcext:value-type="float">
            <text:p>16,234</text:p>
          </table:table-cell>
          <table:table-cell table:style-name="ce7" table:formula="of:=IF([.C39]&lt;[.B39];ROUND([.B39]/[.C39]);&quot;1/&quot;&amp;ROUND([.C39]/[.B39]))" office:value-type="string" office:string-value="1/3" calcext:value-type="string">
            <text:p>1/3</text:p>
          </table:table-cell>
          <table:table-cell table:style-name="ce6" office:value-type="float" office:value="9.04156" calcext:value-type="float">
            <text:p>9,042</text:p>
          </table:table-cell>
          <table:table-cell table:style-name="ce6" office:value-type="float" office:value="28.4428" calcext:value-type="float">
            <text:p>28,443</text:p>
          </table:table-cell>
          <table:table-cell table:style-name="ce7" table:formula="of:=IF([.F39]&lt;[.E39];ROUND([.E39]/[.F39]);&quot;1/&quot;&amp;ROUND([.F39]/[.E39]))" office:value-type="string" office:string-value="1/3" calcext:value-type="string">
            <text:p>1/3</text:p>
          </table:table-cell>
          <table:table-cell table:style-name="ce6" office:value-type="float" office:value="1408.46" calcext:value-type="float">
            <text:p>1408,460</text:p>
          </table:table-cell>
          <table:table-cell table:style-name="ce6" office:value-type="float" office:value="135.959" calcext:value-type="float">
            <text:p>135,959</text:p>
          </table:table-cell>
          <table:table-cell table:style-name="ce7" table:formula="of:=IF([.I39]&lt;[.H39];ROUND([.H39]/[.I39]);&quot;1/&quot;&amp;ROUND([.I39]/[.H39]))" office:value-type="float" office:value="10" calcext:value-type="float">
            <text:p>10</text:p>
          </table:table-cell>
          <table:table-cell table:style-name="ce6" office:value-type="float" office:value="2277.41" calcext:value-type="float">
            <text:p>2277,410</text:p>
          </table:table-cell>
          <table:table-cell table:style-name="ce6" office:value-type="float" office:value="239.94" calcext:value-type="float">
            <text:p>239,940</text:p>
          </table:table-cell>
          <table:table-cell table:style-name="ce7" table:formula="of:=IF([.L39]&lt;[.K39];ROUND([.K39]/[.L39]);&quot;1/&quot;&amp;ROUND([.L39]/[.K39])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9401.568359375" calcext:value-type="float">
            <text:p>9401,568</text:p>
          </table:table-cell>
          <table:table-cell table:style-name="ce6" office:value-type="float" office:value="9401.5791015625" calcext:value-type="float">
            <text:p>9401,579</text:p>
          </table:table-cell>
          <table:table-cell table:style-name="ce7"/>
          <table:table-cell table:style-name="ce6" office:value-type="float" office:value="9401.56245864716" calcext:value-type="float">
            <text:p>9401,562</text:p>
          </table:table-cell>
          <table:table-cell table:style-name="ce6" office:value-type="float" office:value="9401.56245864716" calcext:value-type="float">
            <text:p>9401,562</text:p>
          </table:table-cell>
          <table:table-cell table:style-name="ce7"/>
          <table:table-cell table:style-name="ce6" office:value-type="float" office:value="22396.31640625" calcext:value-type="float">
            <text:p>22396,316</text:p>
          </table:table-cell>
          <table:table-cell table:style-name="ce6" office:value-type="float" office:value="22320.009765625" calcext:value-type="float">
            <text:p>22320,010</text:p>
          </table:table-cell>
          <table:table-cell table:style-name="ce7"/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79" calcext:value-type="float">
            <text:p>22480,338</text:p>
          </table:table-cell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3cm" fo:margin-right="0.3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3:39:51.665016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autrais</meta:initial-creator>
    <meta:creation-date>2016-03-15T11:52:08.473655235</meta:creation-date>
    <dc:date>2016-03-18T14:51:00.064139647</dc:date>
    <dc:creator>thomas gautrais</dc:creator>
    <meta:editing-duration>PT7H16M12S</meta:editing-duration>
    <meta:editing-cycles>12</meta:editing-cycles>
    <meta:generator>LibreOffice/4.3.7.2$Linux_X86_64 LibreOffice_project/430$Build-2</meta:generator>
    <meta:document-statistic meta:table-count="1" meta:cell-count="139" meta:object-count="0"/>
  </office:meta>
</office:document-meta>
</file>